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T4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5.60359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ela inical</text:p>
      <text:p text:style-name="Standard"/>
      <text:p text:style-name="Standard"/>
      <text:p text:style-name="Standard">Tela Inicial</text:p>
      <text:p text:style-name="Standard"/>
      <text:p text:style-name="Standard"><text:span text:style-name="T2"><draw:frame draw:z-index="251657728" draw:style-name="a0" draw:name="Figura2" text:anchor-type="paragraph" svg:x="-0.29921in" svg:y="0.09843in" svg:width="4.15906in" svg:height="4.1826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<draw:frame draw:z-index="251658752" draw:style-name="a1" draw:name="Figura1" text:anchor-type="paragraph" svg:x="-0.36181in" svg:y="0.72362in" svg:width="5.67087in" svg:height="3.91653in" style:rel-width="scale" style:rel-height="scale"><draw:image xlink:href="media/image2.png" xlink:type="simple" xlink:show="embed" xlink:actuate="onLoad"/><svg:title/><svg:desc/></draw:frame></text:span></text:p>
      <text:p text:style-name="Standard">Menu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4"><draw:frame draw:z-index="251656704" draw:style-name="a2" draw:name="Figura3" text:anchor-type="paragraph" svg:x="-0.15354in" svg:y="-0.35354in" svg:width="3.4374in" svg:height="5.08386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ário</dc:creator>
    <meta:creation-date>2025-09-04T14:43:00Z</meta:creation-date>
    <dc:date>2025-10-14T02:29:00Z</dc:date>
    <meta:template xlink:href="Normal" xlink:type="simple"/>
    <meta:editing-cycles>4</meta:editing-cycles>
    <meta:editing-duration>PT8880S</meta:editing-duration>
    <meta:document-statistic meta:page-count="2" meta:paragraph-count="1" meta:word-count="19" meta:character-count="126" meta:row-count="1" meta:non-whitespace-character-count="108"/>
  </office:meta>
</office:document-meta>
</file>